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31f20" style:font-name="Open Sans" fo:font-size="16pt" fo:letter-spacing="normal" fo:font-style="normal" fo:font-weight="normal" style:font-size-asian="16pt" style:font-size-complex="16pt"/>
    </style:style>
    <style:style style:name="T1" style:family="text">
      <style:text-properties fo:font-variant="normal" fo:text-transform="none" fo:color="#231f20" style:font-name="Open Sans" fo:font-size="4.80000019073486pt" fo:letter-spacing="normal" fo:font-style="normal" fo:font-weight="normal"/>
    </style:style>
    <style:style style:name="T2" style:family="text">
      <style:text-properties fo:font-variant="normal" fo:text-transform="none" fo:color="#231f20" style:font-name="Open Sans" fo:letter-spacing="normal" fo:font-style="normal" fo:font-weight="normal"/>
    </style:style>
    <style:style style:name="T3" style:family="text">
      <style:text-properties fo:font-variant="normal" fo:text-transform="none" fo:color="#231f20" style:font-name="Open Sans" fo:font-size="16pt" fo:letter-spacing="normal" fo:font-style="normal" fo:font-weight="normal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Blackwell_Hist_Sample</text:span></text:span><text:span text:style-name="Strong_20_Emphasis"><text:span text:style-name="Emphasis"><text:span text:style-name="T3">.csv</text:span></text:span></text:span><text:span text:style-name="T3">. </text:span></text:p>
      <text:list xml:id="list1489682607" text:style-name="L1">
        <text:list-item>
          <text:p text:style-name="P3">Each row in this data file represents a single transaction that was made at either the bricks &amp; mortar Blackwell Electronics store or on its website.</text:p>
        </text:list-item>
        <text:list-item>
          <text:p text:style-name="P3">The “in-store” column indicates where each transaction was made online (0), or in-store (1).</text:p>
        </text:list-item>
        <text:list-item>
          <text:p text:style-name="P3">The “age” column indicates the age of the customer who made the transaction.</text:p>
        </text:list-item>
        <text:list-item>
          <text:p text:style-name="P3">The “items” column tracks the number of items the customer purchased.</text:p>
        </text:list-item>
        <text:list-item>
          <text:p text:style-name="P3">The “amount” column records the amount of money spent on the transaction.</text:p>
        </text:list-item>
        <text:list-item>
          <text:p text:style-name="P3">The “region” column indicates in which of the four regions the purchase was made (1 = East, 2 = West, 3 = South, 4 = Central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23T17:02:04.449000000</dc:date>
    <meta:editing-duration>PT34S</meta:editing-duration>
    <meta:editing-cycles>1</meta:editing-cycles>
    <meta:document-statistic meta:table-count="0" meta:image-count="0" meta:object-count="0" meta:page-count="1" meta:paragraph-count="7" meta:word-count="109" meta:character-count="624" meta:non-whitespace-character-count="527"/>
  </office:meta>
</office:document-meta>
</file>